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tivo Geral</text:h>
      <text:list xml:id="list1971405747" text:style-name="L1">
        <text:list-item>
          <text:p text:style-name="P1">Fornecer o mair número de informações a respeito da fratura de colo de fêmur de idosos atendendo profissionais da área ortopédica;</text:p>
        </text:list-item>
      </text:list>
      <text:h text:style-name="Heading_20_1" text:outline-level="1">Objetivos Específicos</text:h>
      <text:list xml:id="list1891663987" text:continue-numbering="true" text:style-name="L1">
        <text:list-item>
          <text:p text:style-name="P1">Diagnóstico - Determinar tipos de fratura;</text:p>
        </text:list-item>
        <text:list-item>
          <text:p text:style-name="P1">Complicações da fratura na cabeça do fêmur</text:p>
        </text:list-item>
        <text:list-item>
          <text:p text:style-name="P1">Prognóstico - Importância da redução da fratura de fêmur;</text:p>
        </text:list-item>
        <text:list-item>
          <text:p text:style-name="P1"/>
        </text:list-item>
        <text:list-item>
          <text:p text:style-name="P1"/>
        </text:list-item>
        <text:list-item>
          <text:p text:style-name="P1">Sinais e sintomas</text:p>
        </text:list-item>
        <text:list-item>
          <text:p text:style-name="P1">Sobre cuidados pós-cirúrgicos; sistema de informação?</text:p>
        </text:list-item>
        <text:list-item>
          <text:p text:style-name="P1"/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o </meta:initial-creator>
    <meta:creation-date>2013-09-16T13:15:51</meta:creation-date>
    <dc:date>2013-10-01T14:57:33</dc:date>
    <dc:creator>beto </dc:creator>
    <meta:editing-duration>PT2H28M21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1" meta:paragraph-count="8" meta:word-count="62" meta:character-count="382" meta:non-whitespace-character-count="334"/>
  </office:meta>
</office:document-meta>
</file>